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" style:family="paragraph" style:parent-style-name="Standard">
      <style:paragraph-properties style:text-autospace="none"/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3" style:family="paragraph" style:parent-style-name="Standard">
      <style:paragraph-properties style:text-autospace="non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4" style:family="paragraph" style:parent-style-name="Standard">
      <style:paragraph-properties style:text-autospace="none"/>
      <style:text-properties fo:color="#000000" style:font-name="Consolas" fo:font-size="9.5pt" fo:language="en" fo:country="US" fo:font-weight="normal" style:font-name-asian="Consolas" style:font-size-asian="9.5pt" style:font-weight-asian="normal" style:font-name-complex="Consolas" style:font-size-complex="9.5pt" style:font-weight-complex="normal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 style:list-style-name="L1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 style:list-style-name="L3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 style:list-style-name="L4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 style:list-style-name="L2">
      <style:paragraph-properties style:text-autospace="non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11" style:family="paragraph" style:parent-style-name="Standard" style:list-style-name="L5">
      <style:paragraph-properties style:text-autospace="non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a31515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80000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2b91af"/>
    </style:style>
    <style:style style:name="T10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ocs.microsoft.com/en-us/ef/core/modeling/relationships" text:style-name="Internet_20_link" text:visited-style-name="Visited_20_Internet_20_Link">https://docs.microsoft.com/en-us/ef/core/modeling/relationships</text:a></text:p>
      <text:p text:style-name="Standard"/>
      <text:p text:style-name="P1">[Key]</text:p>
      <text:p text:style-name="P1">[Range(1, 100)]</text:p>
      <text:p text:style-name="P1">[StringLength(30, MinimumLength = 3)]</text:p>
      <text:p text:style-name="P1">[Range(<text:span text:style-name="T3">typeof</text:span>(<text:span text:style-name="T3">decimal</text:span>), <text:span text:style-name="T5">"0"</text:span>, <text:span text:style-name="T5">"79228162514264337593543950335"</text:span>)]</text:p>
      <text:p text:style-name="P1">[RegularExpression(<text:span text:style-name="T7">@"^The [A-Z][a-z]+$"</text:span>)]</text:p>
      <text:p text:style-name="P1">[Required]<text:tab/></text:p>
      <text:p text:style-name="P1"/>
      <text:p text:style-name="P1"/>
      <text:p text:style-name="P6">if not required value type - make it nullable!</text:p>
      <text:p text:style-name="P6"/>
      <text:p text:style-name="P6">If string property is required add [Required] annotation </text:p>
      <text:p text:style-name="P6"/>
      <text:p text:style-name="P6"/>
      <text:p text:style-name="P6">Do not forget to init collections in constructor:</text:p>
      <text:p text:style-name="P6"><text:span text:style-name="T1"><text:s text:c="8"/></text:span><text:span text:style-name="T3">public</text:span><text:span text:style-name="T1"> Cell()</text:span></text:p>
      <text:p text:style-name="P1"><text:s text:c="8"/>{</text:p>
      <text:p text:style-name="P5"><text:span text:style-name="T2"><text:s text:c="12"/></text:span><text:span text:style-name="T4">this</text:span><text:span text:style-name="T2">.Prisoners = </text:span><text:span text:style-name="T4">new</text:span><text:span text:style-name="T2"> List&lt;Prisoner&gt;();</text:span></text:p>
      <text:p text:style-name="P1"><text:s text:c="8"/>}</text:p>
      <text:p text:style-name="P6"/>
      <text:p text:style-name="P6"><text:span text:style-name="T1"><text:s/></text:span><text:span text:style-name="T3">public</text:span><text:span text:style-name="T1"> ICollection&lt;Prisoner&gt; Prisoners { </text:span><text:span text:style-name="T3">get</text:span><text:span text:style-name="T1">; </text:span><text:span text:style-name="T3">set</text:span><text:span text:style-name="T1">; }</text:span></text:p>
      <text:list xml:id="list7401675101191841445" text:style-name="L1">
        <text:list-header>
          <text:p text:style-name="P7"/>
          <text:p text:style-name="P7">- create model classes</text:p>
          <text:p text:style-name="P7">- create dbsets in context</text:p>
          <text:p text:style-name="P7">- describe relations in fluent api</text:p>
          <text:p text:style-name="P7">mapping table example:</text:p>
        </text:list-header>
      </text:list>
      <text:p text:style-name="P1"><text:tab/></text:p>
      <text:p text:style-name="P1">builder</text:p>
      <text:p text:style-name="P1"><text:s text:c="16"/>.Entity&lt;OfficerPrisoner&gt;(entity =&gt;</text:p>
      <text:p text:style-name="P1"><text:s text:c="16"/>{</text:p>
      <text:p text:style-name="P6"><text:tab/><text:tab/><text:tab/>//composite primary key</text:p>
      <text:p text:style-name="P5"><text:span text:style-name="T2"><text:s text:c="20"/>entity.HasKey(op =&gt; </text:span><text:span text:style-name="T4">new</text:span><text:span text:style-name="T2"> { op.OfficerId, op.PrisonerId });</text:span></text:p>
      <text:p text:style-name="P1"/>
      <text:p text:style-name="P1"><text:s text:c="20"/>entity</text:p>
      <text:p text:style-name="P1"><text:s text:c="24"/>.HasOne(op =&gt; op.Prisoner)</text:p>
      <text:p text:style-name="P1"><text:s text:c="24"/>.WithMany(p =&gt; p.PrisonerOfficers)</text:p>
      <text:p text:style-name="P1"><text:s text:c="24"/>.HasForeignKey(op =&gt; op.PrisonerId);</text:p>
      <text:p text:style-name="P1"/>
      <text:p text:style-name="P1"><text:s text:c="20"/>entity</text:p>
      <text:p text:style-name="P1"><text:s text:c="24"/>.HasOne(op =&gt; op.Officer)</text:p>
      <text:p text:style-name="P1"><text:s text:c="24"/>.WithMany(o =&gt; o.OfficerPrisoners)</text:p>
      <text:p text:style-name="P1"><text:s text:c="24"/>.HasForeignKey(op =&gt; op.OfficerId);</text:p>
      <text:p text:style-name="P1"><text:s text:c="16"/>});</text:p>
      <text:p text:style-name="P1"/>
      <text:p text:style-name="P1"/>
      <text:p text:style-name="P1">Mapping tables have composite primary key:</text:p>
      <text:p text:style-name="P6"><text:span text:style-name="T1">entity.HasKey(op =&gt; </text:span><text:span text:style-name="T3">new</text:span><text:span text:style-name="T1"> { op.OfficerId, op.PrisonerId });</text:span></text:p>
      <text:p text:style-name="P1"/>
      <text:p text:style-name="P1"/>
      <text:p text:style-name="P1">if foreign key is required we put annotation on top on navigation property (id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SON import</text:p>
      <text:list xml:id="list8731241068361869094" text:style-name="L2">
        <text:list-item>
          <text:p text:style-name="P10">create dto if needed</text:p>
          <text:list>
            <text:list-header>
              <text:p text:style-name="P10">- copy json into dto</text:p>
            </text:list-header>
          </text:list>
          <text:p text:style-name="P10">- copy needed model properties and validation into dto</text:p>
          <text:p text:style-name="P10">- if dto contrains required datetime property we must set [Required] annotation:</text:p>
          <text:p text:style-name="P10"/>
        </text:list-item>
        <text:list-item>
          <text:p text:style-name="P10">[Required]</text:p>
          <text:p text:style-name="P10">public string IncarcerationDate {get; set;}</text:p>
        </text:list-item>
      </text:list>
      <text:p text:style-name="P3"/>
      <text:p text:style-name="P3"><text:tab/>we create subclass inside dto if we need collection of foreign objects</text:p>
      <text:p text:style-name="P3"/>
      <text:list xml:id="list5244138601844948464" text:style-name="L3">
        <text:list-item>
          <text:p text:style-name="P8">read json enitites</text:p>
          <text:p text:style-name="P8">without dto: </text:p>
          <text:list>
            <text:list-header>
              <text:p text:style-name="P8">JsonConver.DeserializeObject&lt;MyType[]&gt;(jsonString);</text:p>
            </text:list-header>
          </text:list>
        </text:list-item>
      </text:list>
      <text:p text:style-name="P1"><text:tab/>with dto:</text:p>
      <text:p text:style-name="P1"><text:tab/><text:tab/>JsonConvert.Deserialize&lt;PrisonerDto&gt;(jsonString);</text:p>
      <text:p text:style-name="P1"><text:tab/><text:tab/>for each dto</text:p>
      <text:list xml:id="list1676717160880739046" text:style-name="L4">
        <text:list-item>
          <text:list>
            <text:list-item>
              <text:list>
                <text:list-item>
                  <text:p text:style-name="P9">validate dto (including collection entities</text:p>
                  <text:p text:style-name="P9"/>
                </text:list-item>
              </text:list>
            </text:list-item>
          </text:list>
        </text:list-item>
      </text:list>
      <text:p text:style-name="P1"><text:tab/><text:tab/></text:p>
      <text:p text:style-name="P1"><text:tab/></text:p>
      <text:p text:style-name="P1"/>
      <text:list xml:id="list28703848" text:continue-list="list5244138601844948464" text:style-name="L3">
        <text:list-item>
          <text:p text:style-name="P8">do validation for each deserialized entity</text:p>
          <text:p text:style-name="P8">- create IsValid method</text:p>
          <text:p text:style-name="P8">private static bool IsValid(object obj)</text:p>
          <text:p text:style-name="P8">{</text:p>
        </text:list-item>
      </text:list>
      <text:p text:style-name="P1"><text:tab/><text:tab/>var validationContext = new ValidationContext(obj);</text:p>
      <text:p text:style-name="P1"><text:tab/><text:tab/>var validationResults = new List&lt;ValidationResult&gt;();</text:p>
      <text:p text:style-name="P1"><text:tab/><text:tab/></text:p>
      <text:p text:style-name="P1"><text:tab/><text:tab/>return Validator.TryValidateObject(obj, validationContext, validationResults, true);</text:p>
      <text:list xml:id="list28701071" text:continue-numbering="true" text:style-name="L3">
        <text:list-header>
          <text:p text:style-name="P8">}</text:p>
        </text:list-header>
      </text:list>
      <text:p text:style-name="P1"/>
      <text:p text:style-name="P1"><text:tab/>-add valid entities to context</text:p>
      <text:p text:style-name="P1"><text:tab/>-context.SaveChanges();</text:p>
      <text:p text:style-name="P1"/>
      <text:p text:style-name="P1"/>
      <text:p text:style-name="P1"><text:tab/><text:span text:style-name="T8">parsing datetime from json :</text:span></text:p>
      <text:p text:style-name="P1"><text:tab/>IncarcerationDate = DateTime.ParseExact(dto.IncarcerationDate,"dd/MM/yyyy", </text:p>
      <text:p text:style-name="P1"><text:tab/><text:tab/>CultureInfo.InvariantCulture);</text:p>
      <text:p text:style-name="P1"/>
      <text:p text:style-name="P2"><text:tab/>if nullable datetime check for null – cast null to DateTime nullable!!!:</text:p>
      <text:p text:style-name="P3"><text:tab/>ReleaseDate = dto.ReleaseDate == (DateTime?)null ? Null : <text:tab/>DateTime.ParseExact(dto.ReleaseDate ,"dd/MM/yyyy", </text:p>
      <text:p text:style-name="P3"><text:tab/><text:tab/>CultureInfo.InvariantCulture);</text:p>
      <text:p text:style-name="P3"/>
      <text:p text:style-name="P3"/>
      <text:p text:style-name="P3"><text:tab/>For nested collection of objects:</text:p>
      <text:p text:style-name="P3"><text:tab/>Mails = dto.Mails.Select(m =&gt; new Mail</text:p>
      <text:p text:style-name="P3"><text:tab/>{</text:p>
      <text:p text:style-name="P3"><text:tab/><text:tab/>Description = m.Description,</text:p>
      <text:p text:style-name="P3"><text:tab/><text:tab/>Sender = m.Sender,</text:p>
      <text:p text:style-name="P3"><text:tab/><text:tab/>Address = m.Address</text:p>
      <text:p text:style-name="P3"><text:tab/>}).ToArray();</text:p>
      <text:p text:style-name="P3"/>
      <text:p text:style-name="P3"/>
      <text:p text:style-name="P3"/>
      <text:p text:style-name="P3"/>
      <text:p text:style-name="P4">var prisoner = context.Prisoners.Find(prisonerId);</text:p>
      <text:p text:style-name="P4"/>
      <text:p text:style-name="P4">prisoner.ReleaseDAte = DateTime.Now;</text:p>
      <text:p text:style-name="P4">prisoner.CellId = null;</text:p>
      <text:p text:style-name="P4"/>
      <text:p text:style-name="P4">context.Prisoners.Update(prisoner)</text:p>
      <text:p text:style-name="P4">context.SaveChanges();</text:p>
      <text:p text:style-name="P4"/>
      <text:p text:style-name="P3"/>
      <text:p text:style-name="P3"/>
      <text:p text:style-name="P3"/>
      <text:p text:style-name="P2">Import XML</text:p>
      <text:p text:style-name="P3">create Dto</text:p>
      <text:p text:style-name="P3"/>
      <text:list xml:id="list8282514134382192905" text:style-name="L5">
        <text:list-item>
          <text:p text:style-name="P11">set [XmlType("type")]</text:p>
        </text:list-item>
        <text:list-item>
          <text:p text:style-name="P11">copy validation attributes from model</text:p>
        </text:list-item>
        <text:list-item>
          <text:p text:style-name="P11">use [XmlElement("")] and [XmlAttribute("")]</text:p>
        </text:list-item>
        <text:list-item>
          <text:p text:style-name="P11">do not forget [<text:span text:style-name="T8">XmlArray</text:span>] for collections</text:p>
        </text:list-item>
        <text:list-item>
          <text:p text:style-name="P11"><text:s/></text:p>
        </text:list-item>
      </text:list>
      <text:p text:style-name="P3"/>
      <text:p text:style-name="P3"><text:s text:c="6"/>XmlSerializer xmlSerializer = <text:span text:style-name="T3">new</text:span> XmlSerializer(<text:span text:style-name="T3">typeof</text:span>(ImportOfficerPrisonerDto[]),</text:p>
      <text:p text:style-name="P5"><text:span text:style-name="T2"><text:s text:c="16"/></text:span><text:span text:style-name="T4">new</text:span><text:span text:style-name="T2"> XmlRootAttribute(</text:span><text:span text:style-name="T6">"Officers"</text:span><text:span text:style-name="T2">));</text:span></text:p>
      <text:p text:style-name="P3"/>
      <text:p text:style-name="P3"><text:span text:style-name="T3">var</text:span> allOfficers = (ImportOfficerPrisonerDto[])xmlSerializer.Deserialize(<text:span text:style-name="T3">new</text:span> StringReader(xmlString));</text:p>
      <text:p text:style-name="P3"/>
      <text:p text:style-name="P3"/>
      <text:p text:style-name="P3"><text:tab/></text:p>
      <text:p text:style-name="P2">JSON Export</text:p>
      <text:p text:style-name="P3"/>
      <text:p text:style-name="P3"><text:span text:style-name="T3"><text:tab/>var</text:span> json = JsonConvert.SerializeObject(prisoners, Formatting.Indented)</text:p>
      <text:p text:style-name="P3"/>
      <text:p text:style-name="P3"/>
      <text:p text:style-name="P2">XML Export</text:p>
      <text:p text:style-name="P2"/>
      <text:p text:style-name="P2">Validating enums when deserializing</text:p>
      <text:p text:style-name="P3"><text:span text:style-name="T3">bool</text:span> isPositionValid = Enum.TryParse&lt;Position&gt;(officerDto.Position, <text:span text:style-name="T3">out</text:span> Position </text:p>
      <text:p text:style-name="P3">officerPosition); </text:p>
      <text:p text:style-name="P3"/>
      <text:p text:style-name="P3"/>
      <text:p text:style-name="P3">todo</text:p>
      <text:p text:style-name="P3">SelectMany?</text:p>
      <text:p text:style-name="P3"/>
      <text:p text:style-name="P3"/>
      <text:p text:style-name="P3">XmlSerializer xmlSerializer = <text:span text:style-name="T3">new</text:span> XmlSerializer(<text:span text:style-name="T3">typeof</text:span>(ExportPrisonerInboxDto[]),</text:p>
      <text:p text:style-name="P5"><text:span text:style-name="T2"><text:s text:c="16"/></text:span><text:span text:style-name="T4">new</text:span><text:span text:style-name="T2"> XmlRootAttribute(</text:span><text:span text:style-name="T6">"Prisoners"</text:span><text:span text:style-name="T2">));</text:span></text:p>
      <text:p text:style-name="P1"/>
      <text:p text:style-name="P5"><text:span text:style-name="T2"><text:s text:c="12"/></text:span><text:span text:style-name="T4">var</text:span><text:span text:style-name="T2"> sb = </text:span><text:span text:style-name="T4">new</text:span><text:span text:style-name="T2"> StringBuilder();</text:span></text:p>
      <text:p text:style-name="P1"/>
      <text:p text:style-name="P5"><text:span text:style-name="T2"><text:s text:c="12"/></text:span><text:span text:style-name="T4">var</text:span><text:span text:style-name="T2"> ns = </text:span><text:span text:style-name="T4">new</text:span><text:span text:style-name="T2"> XmlSerializerNamespaces(</text:span><text:span text:style-name="T4">new</text:span><text:span text:style-name="T2">[] { XmlQualifiedName.Empty });</text:span></text:p>
      <text:p text:style-name="P5"><text:span text:style-name="T2"><text:s text:c="12"/>xmlSerializer.Serialize(</text:span><text:span text:style-name="T4">new</text:span><text:span text:style-name="T2"> StringWriter(sb), prisoners);</text:span></text:p>
      <text:p text:style-name="P3"/>
      <text:p text:style-name="P3"/>
      <text:p text:style-name="P3"/>
      <text:p text:style-name="P3"/>
      <text:p text:style-name="P3">//<text:span text:style-name="T10">DateTime to string</text:span></text:p>
      <text:p text:style-name="P3">IncarcerationDate = p.IncarcerationDate.ToString(<text:span text:style-name="T5">"yyyy-MM-dd"</text:span>, CultureInfo.InvariantCulture),</text:p>
      <text:p text:style-name="P3"/>
      <text:p text:style-name="P3"/>
      <text:p text:style-name="P3"/>
      <text:p text:style-name="P4">TOOLS:</text:p>
      <text:p text:style-name="P4"><text:s/><text:span text:style-name="T3">private</text:span> <text:span text:style-name="T3">static</text:span> <text:span text:style-name="T3">string</text:span> ExportXml&lt;<text:span text:style-name="T9">T</text:span>&gt;(T[] entities, <text:span text:style-name="T3">string</text:span> rootAttributeName)</text:p>
      <text:p text:style-name="P1"><text:s text:c="8"/>{</text:p>
      <text:p text:style-name="P1"/>
      <text:p text:style-name="P5"><text:span text:style-name="T2"><text:s text:c="12"/>XmlSerializer xmlSerializer = </text:span><text:span text:style-name="T4">new</text:span><text:span text:style-name="T2"> XmlSerializer(</text:span><text:span text:style-name="T4">typeof</text:span><text:span text:style-name="T2">(T[]),</text:span></text:p>
      <text:p text:style-name="P5"><text:span text:style-name="T2"><text:s text:c="28"/></text:span><text:span text:style-name="T4">new</text:span><text:span text:style-name="T2"> XmlRootAttribute(rootAttributeName));</text:span></text:p>
      <text:p text:style-name="P1"/>
      <text:p text:style-name="P5"><text:span text:style-name="T2"><text:s text:c="12"/></text:span><text:span text:style-name="T4">var</text:span><text:span text:style-name="T2"> sb = </text:span><text:span text:style-name="T4">new</text:span><text:span text:style-name="T2"> StringBuilder();</text:span></text:p>
      <text:p text:style-name="P1"/>
      <text:p text:style-name="P5"><text:span text:style-name="T2"><text:s text:c="12"/></text:span><text:span text:style-name="T4">var</text:span><text:span text:style-name="T2"> ns = </text:span><text:span text:style-name="T4">new</text:span><text:span text:style-name="T2"> XmlSerializerNamespaces(</text:span><text:span text:style-name="T4">new</text:span><text:span text:style-name="T2">[] { XmlQualifiedName.Empty });</text:span></text:p>
      <text:p text:style-name="P1"/>
      <text:p text:style-name="P5"><text:span text:style-name="T2"><text:s text:c="12"/>xmlSerializer.Serialize(</text:span><text:span text:style-name="T4">new</text:span><text:span text:style-name="T2"> StringWriter(sb), entities, ns);</text:span></text:p>
      <text:p text:style-name="P1"/>
      <text:p text:style-name="P5"><text:span text:style-name="T2"><text:s text:c="12"/></text:span><text:span text:style-name="T4">return</text:span><text:span text:style-name="T2"> sb.ToString();</text:span></text:p>
      <text:p text:style-name="P1"><text:s text:c="8"/>}</text:p>
      <text:p text:style-name="P1"/>
      <text:p text:style-name="P1"/>
      <text:p text:style-name="P1"/>
      <text:p text:style-name="P1"/>
      <text:p text:style-name="P1"/>
      <text:p text:style-name="P1"><text:s/><text:span text:style-name="T3">private</text:span> <text:span text:style-name="T3">static</text:span> <text:span text:style-name="T3">string</text:span> ExportXml(<text:span text:style-name="T3">object</text:span>[] entities, <text:span text:style-name="T3">string</text:span> rootAttributeName)</text:p>
      <text:p text:style-name="P1"><text:s text:c="8"/>{</text:p>
      <text:p text:style-name="P1"/>
      <text:p text:style-name="P5"><text:span text:style-name="T2"><text:s text:c="12"/></text:span><text:span text:style-name="T4">var</text:span><text:span text:style-name="T2"> T = entities.GetType();</text:span></text:p>
      <text:p text:style-name="P1"/>
      <text:p text:style-name="P5"><text:span text:style-name="T2"><text:s text:c="12"/>XmlSerializer xmlSerializer = </text:span><text:span text:style-name="T4">new</text:span><text:span text:style-name="T2"> XmlSerializer(T,</text:span></text:p>
      <text:p text:style-name="P5"><text:span text:style-name="T2"><text:s text:c="28"/></text:span><text:span text:style-name="T4">new</text:span><text:span text:style-name="T2"> XmlRootAttribute(rootAttributeName));</text:span></text:p>
      <text:p text:style-name="P1"/>
      <text:p text:style-name="P5"><text:span text:style-name="T2"><text:s text:c="12"/></text:span><text:span text:style-name="T4">var</text:span><text:span text:style-name="T2"> sb = </text:span><text:span text:style-name="T4">new</text:span><text:span text:style-name="T2"> StringBuilder();</text:span></text:p>
      <text:p text:style-name="P1"/>
      <text:p text:style-name="P5"><text:span text:style-name="T2"><text:s text:c="12"/></text:span><text:span text:style-name="T4">var</text:span><text:span text:style-name="T2"> ns = </text:span><text:span text:style-name="T4">new</text:span><text:span text:style-name="T2"> XmlSerializerNamespaces(</text:span><text:span text:style-name="T4">new</text:span><text:span text:style-name="T2">[] { XmlQualifiedName.Empty });</text:span></text:p>
      <text:p text:style-name="P1"/>
      <text:p text:style-name="P5"><text:span text:style-name="T2"><text:s text:c="12"/>xmlSerializer.Serialize(</text:span><text:span text:style-name="T4">new</text:span><text:span text:style-name="T2"> StringWriter(sb), entities, ns);</text:span></text:p>
      <text:p text:style-name="P1"/>
      <text:p text:style-name="P5"><text:span text:style-name="T2"><text:s text:c="12"/></text:span><text:span text:style-name="T4">return</text:span><text:span text:style-name="T2"> sb.ToString();</text:span></text:p>
      <text:p text:style-name="P1"><text:s text:c="8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5H43S</meta:editing-duration>
    <meta:editing-cycles>36</meta:editing-cycles>
    <meta:generator>OpenOffice/4.1.6$Win32 OpenOffice.org_project/416m1$Build-9790</meta:generator>
    <dc:date>2019-04-11T08:50:02.66</dc:date>
    <meta:document-statistic meta:table-count="0" meta:image-count="0" meta:object-count="0" meta:page-count="1" meta:paragraph-count="129" meta:word-count="485" meta:character-count="5007"/>
    <meta:user-defined meta:name="Info 1"/>
    <meta:user-defined meta:name="Info 2"/>
    <meta:user-defined meta:name="Info 3"/>
    <meta:user-defined meta:name="Info 4"/>
  </office:meta>
</office:document-meta>
</file>